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line-height="100%" style:page-number="1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4" style:family="table-column">
      <style:table-column-properties style:column-width="2.0625in" style:use-optimal-column-width="false"/>
    </style:style>
    <style:style style:name="TableColumn5" style:family="table-column">
      <style:table-column-properties style:column-width="4.6041in" style:use-optimal-column-width="false"/>
    </style:style>
    <style:style style:name="Table3" style:family="table">
      <style:table-properties style:width="6.666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1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" style:family="table-cell">
      <style:table-cell-properties fo:border="0.0069in solid #000001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widows="0" fo:orphans="0" fo:line-height="100%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widows="0" fo:orphans="0" fo:line-height="100%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" style:parent-style-name="Standard" style:family="paragraph">
      <style:paragraph-properties fo:widows="0" fo:orphans="0" fo:line-height="100%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widows="0" fo:orphans="0" fo:line-height="100%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3" style:parent-style-name="Standard" style:family="paragraph">
      <style:paragraph-properties fo:widows="0" fo:orphans="0" fo:line-height="100%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widows="0" fo:orphans="0" fo:line-height="100%"/>
    </style:style>
    <style:style style:name="T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widows="0" fo:orphans="0" fo:line-height="100%"/>
    </style:style>
    <style:style style:name="T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widows="0" fo:orphans="0" fo:line-height="100%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widows="0" fo:orphans="0" fo:line-height="100%"/>
    </style:style>
    <style:style style:name="T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widows="0" fo:orphans="0" fo:line-height="100%"/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3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Especificação de Casos de Uso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e do caso de uso:</text:p>
          </table:table-cell>
          <table:table-cell table:style-name="TableCell9">
            <text:p text:style-name="P10"><text:span text:style-name="T11">Listar histórico</text:span></text:p>
          </table:table-cell>
        </table:table-row>
        <table:table-row table:style-name="TableRow12">
          <table:table-cell table:style-name="TableCell13">
            <text:p text:style-name="P14">Sumário:</text:p>
          </table:table-cell>
          <table:table-cell table:style-name="TableCell15">
            <text:p text:style-name="P16">Usuários buscam um produto<text:s/>cadastrado no banco<text:s/>por palavra-chave</text:p>
          </table:table-cell>
        </table:table-row>
        <table:table-row table:style-name="TableRow17">
          <table:table-cell table:style-name="TableCell18">
            <text:p text:style-name="P19">Ator primário:</text:p>
          </table:table-cell>
          <table:table-cell table:style-name="TableCell20">
            <text:p text:style-name="P21">Usuário</text:p>
          </table:table-cell>
        </table:table-row>
        <table:table-row table:style-name="TableRow22">
          <table:table-cell table:style-name="TableCell23">
            <text:p text:style-name="P24">Atores secundários: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ré-condições:</text:p>
          </table:table-cell>
          <table:table-cell table:style-name="TableCell30">
            <text:p text:style-name="P31">Usuário tenha acessado o site</text:p>
          </table:table-cell>
        </table:table-row>
        <table:table-row table:style-name="TableRow32">
          <table:table-cell table:style-name="TableCell33">
            <text:p text:style-name="P34">Pós-condições:</text:p>
          </table:table-cell>
          <table:table-cell table:style-name="TableCell35">
            <text:p text:style-name="P36">Lista de produtos retornada</text:p>
          </table:table-cell>
        </table:table-row>
        <table:table-row table:style-name="TableRow37">
          <table:table-cell table:style-name="TableCell38">
            <text:p text:style-name="P39">Fluxo Principal:</text:p>
          </table:table-cell>
          <table:table-cell table:style-name="TableCell40">
            <text:p text:style-name="P41"><text:span text:style-name="T42">1. O<text:s/></text:span><text:span text:style-name="T43">usuário</text:span><text:span text:style-name="T44"><text:s/></text:span><text:span text:style-name="T45">informa a palavra-chave no campo de busca</text:span></text:p>
            <text:p text:style-name="P46"><text:span text:style-name="T47">2.<text:s/></text:span><text:span text:style-name="T48">O usuário clica no botão para<text:s/></text:span><text:span text:style-name="T49">listar</text:span></text:p>
            <text:p text:style-name="P50"><text:span text:style-name="T51">3.<text:s/></text:span><text:span text:style-name="T52">O sistema verifica o campo de busca</text:span></text:p>
            <text:p text:style-name="P53"><text:span text:style-name="T54">4. O sistema<text:s/></text:span><text:span text:style-name="T55">busca (a partir da palavra-chave) produtos correspondentes no</text:span><text:span text:style-name="T56"><text:s/>banco de dados</text:span></text:p>
            <text:p text:style-name="P57"><text:span text:style-name="T58">5. O sistema retorna para o usuário uma lista de produtos<text:s/></text:span><text:span text:style-name="T59">ordenada por preço e data de busca</text:span><text:span text:style-name="T60">, correspondente à palavra-chave informada anteriormente</text:span></text:p>
          </table:table-cell>
        </table:table-row>
        <table:table-row table:style-name="TableRow61">
          <table:table-cell table:style-name="TableCell62">
            <text:p text:style-name="P63">Fluxo Alternativo:</text:p>
          </table:table-cell>
          <table:table-cell table:style-name="TableCell64">
            <text:p text:style-name="P65"><text:span text:style-name="T66">3.<text:s/></text:span><text:span text:style-name="T67">O sis</text:span><text:span text:style-name="T68">tema verifica o campo de busca</text:span></text:p>
            <text:p text:style-name="P69"><text:span text:style-name="T70">3.1. O<text:s/></text:span><text:span text:style-name="T71">campo de busca está vazio</text:span></text:p>
            <text:p text:style-name="P72"><text:span text:style-name="T73">3.2.<text:s/></text:span><text:span text:style-name="T74">O sistema retorna mensagem dizendo para informar algo no campo de busca</text:span></text:p>
            <text:p text:style-name="P75">3.3 O sistema redireciona o cursor para o campo de busca</text:p>
          </table:table-cell>
        </table:table-row>
        <table:table-row table:style-name="TableRow76">
          <table:table-cell table:style-name="TableCell77">
            <text:p text:style-name="P78">Restrições/Validações:</text:p>
          </table:table-cell>
          <table:table-cell table:style-name="TableCell79">
            <text:p text:style-name="P80"><text:span text:style-name="T81">1. O cliente deve informar<text:s/></text:span><text:span text:style-name="T82">uma pal</text:span><text:span text:style-name="T83">avra-chave no campo de busca</text:span><text:span text:style-name="T84">.</text:span></text:p>
          </table:table-cell>
        </table:table-row>
        <table:table-row table:style-name="TableRow85">
          <table:table-cell table:style-name="TableCell86">
            <text:p text:style-name="P87">Regras de negócio:</text:p>
          </table:table-cell>
          <table:table-cell table:style-name="TableCell88">
            <text:p text:style-name="P89">Nenhuma</text:p>
          </table:table-cell>
        </table:table-row>
        <table:table-row table:style-name="TableRow90">
          <table:table-cell table:style-name="TableCell91">
            <text:p text:style-name="P92">Requisitos não funcionais:</text:p>
          </table:table-cell>
          <table:table-cell table:style-name="TableCell93">
            <text:p text:style-name="P94">Segurança dos dados</text:p>
          </table:table-cell>
        </table:table-row>
        <table:table-row table:style-name="TableRow95">
          <table:table-cell table:style-name="TableCell96">
            <text:p text:style-name="P97">Autor(es):</text:p>
          </table:table-cell>
          <table:table-cell table:style-name="TableCell98">
            <text:p text:style-name="P99">Daniel e Guilherme</text:p>
          </table:table-cell>
        </table:table-row>
        <table:table-row table:style-name="TableRow100">
          <table:table-cell table:style-name="TableCell101">
            <text:p text:style-name="P102">Data:</text:p>
          </table:table-cell>
          <table:table-cell table:style-name="TableCell103">
            <text:p text:style-name="P104">05/07/2018</text:p>
          </table:table-cell>
        </table:table-row>
      </table:table>
      <text:p text:style-name="P105"/>
      <text:p text:style-name="P106"><text:bookmark-start text:name="_gjdgxs"/><text:bookmark-end text:name="_gjdgxs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#FFFFFF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</dc:creator>
    <meta:creation-date>2018-07-05T04:11:00Z</meta:creation-date>
    <dc:date>2018-07-10T20:48:00Z</dc:date>
    <meta:template xlink:href="Normal" xlink:type="simple"/>
    <meta:editing-cycles>10</meta:editing-cycles>
    <meta:editing-duration>PT1200S</meta:editing-duration>
    <meta:document-statistic meta:page-count="1" meta:paragraph-count="2" meta:word-count="174" meta:character-count="1112" meta:row-count="7" meta:non-whitespace-character-count="940"/>
  </office:meta>
</office:document-meta>
</file>